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>
  <office:scripts/>
  <office:font-face-decls>
    <style:font-face style:name="Lohit Devanagari1" svg:font-family="'Lohit Devanagari'"/>
    <style:font-face style:font-family-generic="modern" style:font-pitch="fixed" style:name="DejaVu Sans Mono" svg:font-family="'DejaVu Sans Mono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automatic-styles>
    <style:style style:family="table" style:name="Таблица1">
      <style:table-properties style:width="17cm" table:align="margins"/>
    </style:style>
    <style:style style:family="table-column" style:name="Таблица1.A">
      <style:table-column-properties style:column-width="0.984cm" style:rel-column-width="3794*"/>
    </style:style>
    <style:style style:family="table-column" style:name="Таблица1.B">
      <style:table-column-properties style:column-width="16.016cm" style:rel-column-width="61741*"/>
    </style:style>
    <style:style style:family="table-cell" style:name="Таблица1.A1">
      <style:table-cell-properties fo:border-bottom="0.002cm solid #000000" fo:border-left="0.002cm solid #000000" fo:border-right="none" fo:border-top="0.002cm solid #000000" fo:padding="0.097cm"/>
    </style:style>
    <style:style style:data-style-name="N0" style:family="table-cell" style:name="Таблица1.B1">
      <style:table-cell-properties fo:border="0.002cm solid #000000" fo:padding="0.097cm"/>
    </style:style>
    <style:style style:family="table-cell" style:name="Таблица1.A2">
      <style:table-cell-properties fo:border-bottom="0.002cm solid #000000" fo:border-left="0.002cm solid #000000" fo:border-right="0.002cm solid #000000" fo:border-top="none" fo:padding="0.097cm"/>
    </style:style>
    <style:style style:data-style-name="N0" style:family="table-cell" style:name="Таблица1.A3">
      <style:table-cell-properties fo:border-bottom="0.002cm solid #000000" fo:border-left="0.002cm solid #000000" fo:border-right="none" fo:border-top="none" fo:padding="0.097cm"/>
    </style:style>
    <style:style style:family="paragraph" style:name="P1" style:parent-style-name="Table_20_Contents">
      <style:paragraph-properties fo:text-align="center" style:justify-single-word="false"/>
    </style:style>
    <style:style style:family="paragraph" style:name="P2" style:parent-style-name="Table_20_Contents">
      <style:paragraph-properties fo:text-align="start" style:justify-single-word="false"/>
      <style:text-properties fo:color="#000000" fo:font-size="12pt" fo:font-style="normal" fo:font-variant="normal" fo:font-weight="normal" fo:letter-spacing="normal" fo:text-transform="none" style:font-name="Times New Roman" style:font-size-asian="12pt" style:font-size-complex="12pt"/>
    </style:style>
    <style:style style:family="paragraph" style:name="P3" style:parent-style-name="Table_20_Contents">
      <style:paragraph-properties fo:text-align="center" style:justify-single-word="false"/>
      <style:text-properties fo:color="#000000" fo:font-size="12pt" fo:font-variant="normal" fo:letter-spacing="normal" fo:text-transform="none" style:font-name="Times New Roman" style:font-size-asian="12pt" style:font-size-complex="12pt"/>
    </style:style>
    <style:style style:family="paragraph" style:name="P4" style:parent-style-name="Table_20_Contents">
      <style:paragraph-properties fo:text-align="center" style:justify-single-word="false"/>
      <style:text-properties fo:color="#000000" fo:font-style="normal" fo:font-variant="normal" fo:font-weight="normal" fo:letter-spacing="normal" fo:text-transform="none"/>
    </style:style>
    <style:style style:family="paragraph" style:name="P5" style:parent-style-name="Table_20_Contents">
      <style:paragraph-properties fo:text-align="start" style:justify-single-word="false"/>
      <style:text-properties fo:color="#000000" fo:font-style="normal" fo:font-variant="normal" fo:font-weight="normal" fo:letter-spacing="normal" fo:text-transform="none"/>
    </style:style>
    <style:style style:family="paragraph" style:name="P6" style:parent-style-name="Standard">
      <style:paragraph-properties fo:text-align="center" style:justify-single-word="false"/>
      <style:text-properties fo:color="#000000" fo:font-style="normal" fo:font-variant="normal" fo:font-weight="normal" fo:letter-spacing="normal" fo:text-transform="none"/>
    </style:style>
    <style:style style:family="text" style:name="T1">
      <style:text-properties fo:font-style="normal" fo:font-weight="normal"/>
    </style:style>
    <number:number-style style:name="N0">
      <number:number number:min-integer-digits="1"/>
    </number:number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Историческая справка войсковой части dcdcd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 table:style-name="Таблица1.A1">
            <text:p text:style-name="P3">№ <text:span text:style-name="T1">п/п</text:span></text:p>
          </table:table-cell>
          <table:table-cell table:style-name="Таблица1.B1">
            <text:p text:style-name="P1"/>
          </table:table-cell>
        </table:table-row>
        <table:table-row>
          <table:table-cell office:value-type="string" table:number-columns-spanned="2" table:style-name="Таблица1.A2">
            <text:p text:style-name="P4">Выписка из военно-исторического журнала части</text:p>
          </table:table-cell>
          <table:covered-table-cell/>
        </table:table-row>
        <table:table-row>
          <table:table-cell office:value="1" office:value-type="float" table:style-name="Таблица1.A3">
            <text:p text:style-name="P1">1</text:p>
          </table:table-cell>
          <table:table-cell office:value-type="string" table:style-name="Таблица1.A2">
            <text:p text:style-name="P5">История организационного строительства и развития воинской части</text:p>
            <text:p text:style-name="P5">historyOrgConstrDevMu</text:p>
          </table:table-cell>
        </table:table-row>
        <table:table-row>
          <table:table-cell office:value="2" office:value-type="float" table:style-name="Таблица1.A3">
            <text:p text:style-name="P1">2</text:p>
          </table:table-cell>
          <table:table-cell office:value-type="string" table:style-name="Таблица1.A2">
            <text:p text:style-name="P2">Участие в походах, боях, операциях</text:p>
            <text:p text:style-name="P2">historyOrgConstrDevMu</text:p>
          </table:table-cell>
        </table:table-row>
        <table:table-row>
          <table:table-cell office:value="3" office:value-type="float" table:style-name="Таблица1.A3">
            <text:p text:style-name="P1">3</text:p>
          </table:table-cell>
          <table:table-cell office:value-type="string" table:style-name="Таблица1.A2">
            <text:p text:style-name="P2">Награды и отличия</text:p>
            <text:p text:style-name="P2">awardsDistinctions</text:p>
          </table:table-cell>
        </table:table-row>
        <table:table-row>
          <table:table-cell office:value="4" office:value-type="float" table:style-name="Таблица1.A3">
            <text:p text:style-name="P1">4</text:p>
          </table:table-cell>
          <table:table-cell office:value-type="string" table:style-name="Таблица1.A2">
            <text:p text:style-name="P2">Награды личного состава</text:p>
            <text:p text:style-name="P2">122112</text:p>
          </table:table-cell>
        </table:table-row>
        <table:table-row>
          <table:table-cell office:value="5" office:value-type="float" table:style-name="Таблица1.A3">
            <text:p text:style-name="P1">5</text:p>
          </table:table-cell>
          <table:table-cell office:value-type="string" table:style-name="Таблица1.A2">
            <text:p text:style-name="P2">Командование воинской части</text:p>
            <text:p text:style-name="P2">121221</text:p>
          </table:table-cell>
        </table:table-row>
        <table:table-row>
          <table:table-cell office:value="6" office:value-type="float" table:style-name="Таблица1.A3">
            <text:p text:style-name="P1">6</text:p>
          </table:table-cell>
          <table:table-cell office:value-type="string" table:style-name="Таблица1.A2">
            <text:p text:style-name="P2">Организационно-штатные мероприятия, планируемые в бригаде</text:p>
            <text:p text:style-name="P2">gtgrt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html="http://www.w3.org/1999/xhtml" xmlns:xlink="http://www.w3.org/1999/xlink">
  <office:font-face-decls>
    <style:font-face style:name="Lohit Devanagari1" svg:font-family="'Lohit Devanagari'"/>
    <style:font-face style:font-family-generic="modern" style:font-pitch="fixed" style:name="DejaVu Sans Mono" svg:font-family="'DejaVu Sans Mono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Noto Sans CJK SC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size="14pt" style:font-name="Liberation Sans" style:font-name-asian="Noto Sans CJK SC" style:font-name-complex="Lohit Devanagari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html" style:display-name="Preformatted Text" style:family="paragraph" style:name="Preformatted_20_Text" style:parent-style-name="Standard">
      <style:paragraph-properties fo:margin-bottom="0cm" fo:margin-top="0cm" loext:contextual-spacing="false"/>
      <style:text-properties fo:font-size="10pt" style:font-name="Liberation Mono" style:font-name-asian="DejaVu Sans Mono" style:font-name-complex="Liberation Mono" style:font-size-asian="10pt" style:font-size-complex="10pt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display-name="Numbering Symbols" style:family="text" style:name="Numbering_20_Symbols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4T18:29:57.806022839</meta:creation-date>
    <dc:date>2020-11-08T22:44:08</dc:date>
    <meta:editing-duration>P1DT17H47M18S</meta:editing-duration>
    <meta:editing-cycles>24</meta:editing-cycles>
    <meta:generator>OpenOffice/4.1.7$Unix OpenOffice.org_project/417m1$Build-9800</meta:generator>
    <meta:document-statistic meta:table-count="1" meta:image-count="0" meta:object-count="0" meta:page-count="1" meta:paragraph-count="21" meta:word-count="64" meta:character-count="518"/>
  </office:meta>
</office:document-meta>
</file>